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6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2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Footer">
      <style:paragraph-properties fo:text-align="end" style:justify-single-word="false"/>
      <style:text-properties style:font-name="Verdana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Heading">
      <style:text-properties style:font-name="Verdana" fo:font-size="11pt" style:font-size-asian="11pt" style:font-size-complex="11pt"/>
    </style:style>
    <style:style style:name="P2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paragraph-rsid="0014db32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1bb01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1e16a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20ef5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4db3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88684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line-height="100%"/>
      <style:text-properties style:font-name="Verdana" fo:font-size="11pt" fo:font-weight="bold" officeooo:paragraph-rsid="0016fca0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78f" officeooo:paragraph-rsid="00188684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Verdana" fo:font-size="11pt" fo:font-weight="bold" officeooo:paragraph-rsid="001a1af0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text-properties style:font-name="Verdana" fo:font-size="11pt" fo:font-weight="bold" officeooo:paragraph-rsid="001bb013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text-properties style:font-name="Verdana" fo:font-size="11pt" fo:font-weight="bold" officeooo:paragraph-rsid="001ccae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text-properties style:font-name="Verdana" fo:font-size="11pt" fo:font-weight="bold" officeooo:paragraph-rsid="001e16a4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text-properties style:font-name="Verdana" fo:font-size="11pt" fo:font-weight="bold" officeooo:paragraph-rsid="001fbc66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text-properties style:font-name="Verdana" fo:font-size="11pt" fo:font-weight="bold" officeooo:paragraph-rsid="001fc2ea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text-properties style:font-name="Verdana" fo:font-size="11pt" fo:font-weight="bold" officeooo:rsid="0012e6f3" officeooo:paragraph-rsid="0020ef51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188684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officeooo:paragraph-rsid="0014db32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use-window-font-color="true" fo:font-style="normal" style:text-underline-style="solid" style:text-underline-width="auto" style:text-underline-color="font-color" officeooo:rsid="0006ea7c" style:font-style-asian="normal" style:font-style-complex="normal"/>
    </style:style>
    <style:style style:name="T7" style:family="text">
      <style:text-properties style:use-window-font-color="true" fo:font-style="normal" style:text-underline-style="solid" style:text-underline-width="auto" style:text-underline-color="font-color" officeooo:rsid="0024d028" style:font-style-asian="normal" style:font-style-complex="normal"/>
    </style:style>
    <style:style style:name="T8" style:family="text">
      <style:text-properties style:use-window-font-color="true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officeooo:rsid="0006ea7c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ext-input text:description="&lt;for each=&quot;o in objects&quot;&gt;">starts for loop item objects</text:text-input></text:p>
      <text:p text:style-name="P13"><text:placeholder text:placeholder-type="text">&lt;setLang('it_IT')&gt;</text:placeholder></text:p>
      <text:p text:style-name="P13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8"><text:span text:style-name="T5"><text:placeholder text:placeholder-type="text">&lt;translate(FOGLIO PRODUZIONE', user.lang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50"><text:span text:style-name="T5"><text:placeholder text:placeholder-type="text">&lt;translate('N. Partita:', user.lang)&gt;</text:placeholder></text:span></text:p>
            <text:p text:style-name="P22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1.A2" office:value-type="string">
            <text:p text:style-name="P40"><text:span text:style-name="T5"><text:placeholder text:placeholder-type="text">&lt;translate('Prodotto:', user.lang)&gt;</text:placeholder></text:span></text:p>
            <text:p text:style-name="P21">[<text:placeholder text:placeholder-type="text">&lt;o.product.default_code&gt;</text:placeholder>]</text:p>
            <text:p text:style-name="P21"><text:placeholder text:placeholder-type="text">&lt;o.product.name&gt;</text:placeholder></text:p>
          </table:table-cell>
          <table:table-cell table:style-name="Tabella1.A2" office:value-type="string">
            <text:p text:style-name="P40"><text:span text:style-name="T5"><text:placeholder text:placeholder-type="text">&lt;translate('Impianto:', user.lang)&gt;</text:placeholder></text:span></text:p>
            <text:p text:style-name="P21"><text:placeholder text:placeholder-type="text">&lt;o.workcenter_id.name or ""&gt;</text:placeholder></text:p>
          </table:table-cell>
          <table:table-cell table:style-name="Tabella1.D2" office:value-type="string">
            <text:p text:style-name="P40"><text:span text:style-name="T5"><text:placeholder text:placeholder-type="text">&lt;translate('Data:', user.lang)&gt;</text:placeholder></text:span></text:p>
            <text:p text:style-name="P2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49"><text:span text:style-name="T8"><text:placeholder text:placeholder-type="text">&lt;translate('Cod. Dog.', user.lang)&gt;</text:placeholder></text:span></text:p>
          </table:table-cell>
          <table:table-cell table:style-name="Tabella2.A1" office:value-type="string">
            <text:p text:style-name="P39"><text:span text:style-name="T6"><text:placeholder text:placeholder-type="text">&lt;translate('Componenti', user.lang)&gt;</text:placeholder></text:span></text:p>
          </table:table-cell>
          <table:table-cell table:style-name="Tabella2.A1" office:value-type="string">
            <text:p text:style-name="P39"><text:span text:style-name="T6"><text:placeholder text:placeholder-type="text">&lt;translate('KG', user.lang)&gt;</text:placeholder></text:span></text:p>
          </table:table-cell>
          <table:table-cell table:style-name="Tabella2.A1" office:value-type="string">
            <text:p text:style-name="P39"><text:span text:style-name="T6"><text:placeholder text:placeholder-type="text">&lt;translate('LT', user.lang)&gt;</text:placeholder></text:span></text:p>
          </table:table-cell>
          <table:table-cell table:style-name="Tabella2.A1" office:value-type="string">
            <text:p text:style-name="P39"><text:span text:style-name="T6"><text:placeholder text:placeholder-type="text">&lt;translate('SAC', user.lang)&gt;</text:placeholder></text:span></text:p>
          </table:table-cell>
          <table:table-cell table:style-name="Tabella2.A1" office:value-type="string">
            <text:p text:style-name="P41"><text:span text:style-name="T6"><text:placeholder text:placeholder-type="text">&lt;translate('Lotto', user.lang)&gt;</text:placeholder></text:span></text:p>
          </table:table-cell>
          <table:table-cell table:style-name="Tabella2.G1" office:value-type="string">
            <text:p text:style-name="P39"><text:span text:style-name="T6"><text:placeholder text:placeholder-type="text">&lt;translate('Variazioni', user.lang)&gt;</text:placeholder></text:span></text:p>
          </table:table-cell>
        </table:table-row>
        <table:table-row>
          <table:table-cell table:style-name="Tabella2.A2" table:number-columns-spanned="7" office:value-type="string">
            <text:p text:style-name="P2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1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0"><text:placeholder text:placeholder-type="text">&lt;material.product_id.name&gt;</text:placeholder></text:p>
          </table:table-cell>
          <table:table-cell table:style-name="Tabella2.A3" office:value-type="string">
            <text:p text:style-name="P23"><text:placeholder text:placeholder-type="text">&lt;material.quantity / o.cycle&gt;</text:placeholder></text:p>
          </table:table-cell>
          <table:table-cell table:style-name="Tabella2.A3" office:value-type="string">
            <text:p text:style-name="P4"/>
          </table:table-cell>
          <table:table-cell table:style-name="Tabella2.A3" office:value-type="string">
            <text:p text:style-name="P4"/>
          </table:table-cell>
          <table:table-cell table:style-name="Tabella2.A3" office:value-type="string">
            <text:p text:style-name="P4"/>
          </table:table-cell>
          <table:table-cell table:style-name="Tabella2.A2" office:value-type="string">
            <text:p text:style-name="P4"/>
          </table:table-cell>
        </table:table-row>
        <table:table-row>
          <table:table-cell table:style-name="Tabella2.A2" table:number-columns-spanned="7" office:value-type="string">
            <text:p text:style-name="P2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2"><text:span text:style-name="T6"><text:placeholder text:placeholder-type="text">&lt;translate('Totale', user.lang)&gt;</text:placeholder></text:span></text:p>
          </table:table-cell>
          <table:covered-table-cell/>
          <table:table-cell table:style-name="Tabella2.A3" office:value-type="string">
            <text:p text:style-name="P24"><text:placeholder text:placeholder-type="text">&lt;o.product_qty / o.cycle&gt;</text:placeholder></text:p>
          </table:table-cell>
          <table:table-cell table:style-name="Tabella2.A3" office:value-type="string">
            <text:p text:style-name="P5"/>
          </table:table-cell>
          <table:table-cell table:style-name="Tabella2.A3" office:value-type="string">
            <text:p text:style-name="P5"/>
          </table:table-cell>
          <table:table-cell table:style-name="Tabella2.A2" table:number-columns-spanned="2" office:value-type="string">
            <text:p text:style-name="P5"/>
          </table:table-cell>
          <table:covered-table-cell/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43"><text:span text:style-name="T7"><text:placeholder text:placeholder-type="text">&lt;translate('Quantità da produrre:', user.lang)&gt;</text:placeholder></text:span>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35"><text:placeholder text:placeholder-type="text">&lt;translate('Quantità prodotta:', user.lang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43"><text:span text:style-name="T7"><text:placeholder text:placeholder-type="text">&lt;translate('Griglia:', user.lang)&gt;</text:placeholder></text:span>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44"><text:span text:style-name="T7"><text:placeholder text:placeholder-type="text">&lt;translate('Martelli:', user.lang)&gt;</text:placeholder></text:span>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45"><text:span text:style-name="T7"><text:placeholder text:placeholder-type="text">&lt;translate('Imballo:', user.lang)&gt;</text:placeholder></text:span></text:p>
          </table:table-cell>
          <table:table-cell table:style-name="Tabella3.B2" table:number-columns-spanned="2" office:value-type="string">
            <text:p text:style-name="P36"><text:placeholder text:placeholder-type="text">&lt;translate('Analisi:', user.lang)&gt;</text:placeholder></text:p>
            <text:p text:style-name="P7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36"><text:placeholder text:placeholder-type="text">&lt;translate('Operatori:', user.lang)&gt;</text:placeholder></text:p>
          </table:table-cell>
          <table:table-cell table:style-name="Tabella3.A2" office:value-type="string">
            <text:p text:style-name="P36"><text:placeholder text:placeholder-type="text">&lt;translate('Macchine:', user.lang)&gt;</text:placeholder></text:p>
          </table:table-cell>
          <table:table-cell table:style-name="Tabella3.B2" office:value-type="string">
            <text:p text:style-name="P45"><text:span text:style-name="T7"><text:placeholder text:placeholder-type="text">&lt;translate('Velocità:', user.lang)&gt;</text:placeholder></text:span>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46"><text:span text:style-name="T7"><text:placeholder text:placeholder-type="text">&lt;translate('Note lavorazione:', user.lang)&gt;</text:placeholder></text:span>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46"><text:span text:style-name="T7"><text:placeholder text:placeholder-type="text">&lt;translate('Tempo miscelaz.:', user.lang)&gt;</text:placeholder></text:span>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47"><text:span text:style-name="T7"><text:placeholder text:placeholder-type="text">&lt;translate('Anomalie riscontrate:', user.lang)&gt;</text:placeholder></text:span>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47"><text:span text:style-name="T7"><text:placeholder text:placeholder-type="text">&lt;translate('Temperatura:', user.lang)&gt;</text:placeholder></text:span>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37"><text:placeholder text:placeholder-type="text">&lt;translate('Note:', user.lang)&gt;</text:placeholder></text:p>
            <text:p text:style-name="P6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48"><text:span text:style-name="T7"><text:placeholder text:placeholder-type="text">&lt;translate('Aspirazione:', user.lang)&gt;</text:placeholder></text:span></text:p>
            <text:p text:style-name="P34"><text:placeholder text:placeholder-type="text">&lt;get_parameter('parameter_aspiration')&gt;</text:placeholder></text:p>
          </table:table-cell>
        </table:table-row>
      </table:table>
      <text:p text:style-name="P26"><text:soft-page-break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2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5.A2" office:value-type="string">
            <text:p text:style-name="P2">Prodotto: </text:p>
            <text:p text:style-name="P20">[<text:placeholder text:placeholder-type="text">&lt;o.product.default_code&gt;</text:placeholder>]</text:p>
            <text:p text:style-name="P20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0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6"><text:text-input text:description="&lt;for each=&quot;ol in o.production_id.order_lines_ids&quot;&gt;">starts for loop item objects</text:text-input></text:p>
            <text:p text:style-name="P8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8"><text:text-input text:description="&lt;for each=&quot;ol in o.production_id.package_ids&quot;&gt;">starts for loop item objects</text:text-input></text:p>
            <text:p text:style-name="P9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1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17"/>
      <text:p text:style-name="P14">Legenda: Q.C.P. = Quality Control Passed</text:p>
      <text:p text:style-name="P10"><text:soft-page-break/><text:placeholder text:placeholder-type="text">&lt;if test="len(objects)&gt;1 and o.id!=objects[-1].id"&gt;</text:placeholder></text:p>
      <text:p text:style-name="P29"/>
      <text:p text:style-name="P18"><text:placeholder text:placeholder-type="text">&lt;/if&gt;</text:placeholder></text:p>
      <text:p text:style-name="P1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officeooo:paragraph-rsid="0014db32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tyle="normal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span text:style-name="MT1"><text:placeholder text:placeholder-type="text">&lt;translate('Ordine di lavorazione', user.lang)&gt;</text:placeholder></text:span></text:p>
            </table:table-cell>
            <table:table-cell table:style-name="Tabella4.A1" office:value-type="string">
              <text:p text:style-name="MP4">Pag. <text:page-number text:select-page="current">2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08T11:11:06.006748078</dc:date>
    <meta:editing-duration>P1DT16H26M55S</meta:editing-duration>
    <meta:editing-cycles>277</meta:editing-cycles>
    <meta:generator>LibreOffice/4.3.3.2$Linux_X86_64 LibreOffice_project/430m0$Build-2</meta:generator>
    <dc:creator>Administrator </dc:creator>
    <meta:document-statistic meta:table-count="5" meta:image-count="0" meta:object-count="0" meta:page-count="5" meta:paragraph-count="79" meta:word-count="227" meta:character-count="2847" meta:non-whitespace-character-count="2709"/>
    <meta:user-defined meta:name="Info 1"/>
    <meta:user-defined meta:name="Info 2"/>
    <meta:user-defined meta:name="Info 3"/>
    <meta:user-defined meta:name="Info 4"/>
  </office:meta>
</office:document-meta>
</file>